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4" table:default-cell-style-name="ce2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Levy Infa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6]+[.C6]+[.D6]+[.E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]+[.O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11" calcext:value-type="float">
            <text:p>1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]+[.O10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Sp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]+[.C14]+[.D14]+[.E14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Rang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]+[.O2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5]+[.C25]+[.D25]+[.E25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]+[.O25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6]+[.C26]+[.D26]+[.E26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Caval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]+[.C29]+[.D29]+[.E29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]+[.O29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]+[.O30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]+[.C33]+[.D33]+[.E33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3]+[.O3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4]+[.C34]+[.D34]+[.E34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]+[.O34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5]+[.C35]+[.D35]+[.E35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6]+[.C36]+[.D36]+[.E36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]+[.O3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7]+[.C37]+[.D37]+[.E37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]+[.O37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9]+[.C39]+[.D39]+[.E39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0]+[.C40]+[.D40]+[.E40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0]+[.O4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1]+[.C41]+[.D41]+[.E4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1]+[.O41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42]+[.C42]+[.D42]+[.E42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2]+[.O42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3]+[.O43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4]+[.C44]+[.D44]+[.E4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4]+[.O4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5]+[.C45]+[.D45]+[.E4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45]+[.O45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6]+[.C46]+[.D46]+[.E46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6]+[.O46]*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8]+[.C48]+[.D48]+[.E48]-23" office:value-type="float" office:value="24" calcext:value-type="float">
            <text:p>24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8]+[.O48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49]+[.C49]+[.D49]+[.E49]-23" office:value-type="float" office:value="28" calcext:value-type="float">
            <text:p>2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2]+[.C52]+[.D52]+[.E5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2]+[.O5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3]+[.O5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4]+[.C54]+[.D54]+[.E5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4]+[.O5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5]+[.C55]+[.D55]+[.E55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6]+[.C56]+[.D56]+[.E5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7]+[.C57]+[.D57]+[.E5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7]+[.O5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8]+[.C58]+[.D58]+[.E5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8]+[.O5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kirmis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9]+[.C59]+[.D59]+[.E59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60]+[.C60]+[.D60]+[.E6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1]+[.O6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2]+[.C62]+[.D62]+[.E6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63]+[.C63]+[.D63]+[.E63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pear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67]+[.C67]+[.D67]+[.E6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7]+[.O67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68]+[.C68]+[.D68]+[.E68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8]+[.O68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69]+[.C69]+[.D69]+[.E69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9]+[.O6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0]+[.O70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1]+[.O7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2]+[.O72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3]+[.O73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70" calcext:value-type="float">
            <text:p>7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8]+[.C78]+[.D78]+[.E78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80]+[.C80]+[.D80]+[.E8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80]+[.O80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1]+[.C81]+[.D81]+[.E8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1]+[.O8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82]+[.C82]+[.D82]+[.E8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2]+[.O82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5]+[.C85]+[.D85]+[.E8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5]+[.O8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6]+[.C86]+[.D86]+[.E8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6]+[.O86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90]+[.C90]+[.D90]+[.E9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Bowma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91]+[.C91]+[.D91]+[.E9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arks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92]+[.C92]+[.D92]+[.E92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2]+[.O92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4]+[.O9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5]+[.C95]+[.D95]+[.E95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5]+[.O9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6]+[.C96]+[.D96]+[.E96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7]+[.C97]+[.D97]+[.E9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99]+[.C99]+[.D99]+[.E9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9]+[.O99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0]+[.O100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1]+[.C101]+[.D101]+[.E10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1]+[.O101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2]+[.O10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Bowma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03]+[.C103]+[.D103]+[.E103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3]+[.O10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4]+[.C104]+[.D104]+[.E104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4]+[.O104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5]+[.C105]+[.D105]+[.E10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5]+[.O105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rossbow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8]+[.O10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9]+[.O10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10]+[.C110]+[.D110]+[.E11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10]+[.O110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1]+[.C111]+[.D111]+[.E11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1]+[.O111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3]+[.C113]+[.D113]+[.E11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3]+[.O113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4]+[.C114]+[.D114]+[.E114]-23" office:value-type="float" office:value="14" calcext:value-type="float">
            <text:p>1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4]+[.O11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17]+[.O117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8]+[.C118]+[.D118]+[.E11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18]+[.O118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qui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19]+[.C119]+[.D119]+[.E11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19]+[.O11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20]+[.C120]+[.D120]+[.E12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0]+[.O120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21]+[.C121]+[.D121]+[.E121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1]+[.O121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22]+[.C122]+[.D122]+[.E122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2]+[.O122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3]+[.C123]+[.D123]+[.E123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23]+[.O12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24]+[.C124]+[.D124]+[.E12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4]+[.O124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5]+[.C125]+[.D125]+[.E125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5]+[.O125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6]+[.C126]+[.D126]+[.E126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6]+[.O126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7]+[.C127]+[.D127]+[.E127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7]+[.O127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28]+[.C128]+[.D128]+[.E12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28]+[.O128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29]+[.C129]+[.D129]+[.E12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29]+[.O129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0]+[.C130]+[.D130]+[.E130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30]+[.O130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31]+[.C131]+[.D131]+[.E131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1]+[.O13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2]+[.C132]+[.D132]+[.E132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2]+[.O13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orse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3]+[.C133]+[.D133]+[.E133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3]+[.O13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34]+[.O134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Rid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135]+[.C135]+[.D135]+[.E135]-23" office:value-type="float" office:value="44" calcext:value-type="float">
            <text:p>4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5]+[.O135]*2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36]+[.C136]+[.D136]+[.E136]-23" office:value-type="float" office:value="25" calcext:value-type="float">
            <text:p>2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6]+[.O136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amluk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37]+[.C137]+[.D137]+[.E13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7]+[.O137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Mamluk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38]+[.C138]+[.D138]+[.E138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8]+[.O138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1]+[.O14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2]+[.C142]+[.D142]+[.E142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2]+[.O142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3]+[.C143]+[.D143]+[.E143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43]+[.O143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4]+[.C144]+[.D144]+[.E144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45]+[.C145]+[.D145]+[.E145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5]+[.O14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6]+[.C146]+[.D146]+[.E14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6]+[.O146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7]+[.O147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8]+[.O148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49]+[.C149]+[.D149]+[.E149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49]+[.O149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0]+[.C150]+[.D150]+[.E150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0]+[.O15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1]+[.O151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52]+[.O15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53]+[.C153]+[.D153]+[.E153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3]+[.O153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4]+[.O154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5]+[.C155]+[.D155]+[.E15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8]+[.C158]+[.D158]+[.E15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58]+[.O15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9]+[.C159]+[.D159]+[.E159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9]+[.O15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0]+[.O160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1]+[.C161]+[.D161]+[.E161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1]+[.O16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2]+[.C162]+[.D162]+[.E162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2]+[.O162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63]+[.C163]+[.D163]+[.E16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3]+[.O163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3" calcext:value-type="float">
            <text:p>2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4]+[.O164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Horse 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67]+[.O167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8]+[.O16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Mounte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169]+[.C169]+[.D169]+[.E169]-23"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9]+[.O16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70]+[.C170]+[.D170]+[.E17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0]+[.O170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1]+[.O17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cou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2]+[.C172]+[.D172]+[.E172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2]+[.O172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3]+[.O17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4]+[.C174]+[.D174]+[.E17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4]+[.O174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175]+[.C175]+[.D175]+[.E175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175]+[.O175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76]+[.C176]+[.D176]+[.E176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6]+[.O176]*2" office:value-type="float" office:value="46" calcext:value-type="float">
            <text:p>4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7]+[.C177]+[.D177]+[.E17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77]+[.O17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78]+[.C178]+[.D178]+[.E178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78]+[.O17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79]+[.C179]+[.D179]+[.E179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9]+[.O179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0]+[.C180]+[.D180]+[.E180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0]+[.O180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1]+[.C181]+[.D181]+[.E181]-23" office:value-type="float" office:value="29" calcext:value-type="float">
            <text:p>29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1]+[.O18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182]+[.C182]+[.D182]+[.E18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2]+[.O182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ock 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wordmast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85]+[.C185]+[.D185]+[.E185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85]+[.O185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6]+[.C186]+[.D186]+[.E186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6]+[.O186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7]+[.C187]+[.D187]+[.E187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7]+[.O187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9]+[.C189]+[.D189]+[.E18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9]+[.O189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0]+[.O190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91]+[.C191]+[.D191]+[.E191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91]+[.O191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2]+[.O192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3]+[.O19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4]+[.O194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table:formula="of:=35+[.B197]+[.O197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98]+[.C198]+[.D198]+[.E19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198]+[.O198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99]+[.C199]+[.D199]+[.E19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table:formula="of:=35+[.B199]+[.O199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0]+[.C200]+[.D200]+[.E20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table:formula="of:=35+[.B200]+[.O200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01]+[.C201]+[.D201]+[.E20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table:formula="of:=35+[.B201]+[.O20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02]+[.C202]+[.D202]+[.E20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table:formula="of:=35+[.B202]+[.O202]*2" office:value-type="float" office:value="63" calcext:value-type="float">
            <text:p>6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8"/>
          <table:table-cell table:formula="of:=35+[.B203]+[.O20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4]+[.C204]+[.D204]+[.E20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4]+[.O204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05]+[.C205]+[.D205]+[.E20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table:formula="of:=35+[.B205]+[.O205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6]+[.O206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table:formula="of:=35+[.B207]+[.O207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08]+[.C208]+[.D208]+[.E20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208]+[.O208]*2" office:value-type="float" office:value="65" calcext:value-type="float">
            <text:p>6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09]+[.C209]+[.D209]+[.E20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table:formula="of:=35+[.B209]+[.O209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table:formula="of:=35+[.B210]+[.O210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11]+[.C211]+[.D211]+[.E21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table:formula="of:=35+[.B211]+[.O211]*2" office:value-type="float" office:value="79" calcext:value-type="float">
            <text:p>79</text:p>
          </table:table-cell>
          <table:table-cell table:number-columns-repeated="1000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0000-00-00T15:21:14.1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4-07-17T15:39:51.102000000</dc:date>
    <meta:editing-duration>PT6H47M1S</meta:editing-duration>
    <meta:editing-cycles>81</meta:editing-cycles>
    <meta:generator>LibreOffice/4.1.5.3$Windows_x86 LibreOffice_project/1c1366bba2ba2b554cd2ca4d87c06da81c05d24</meta:generator>
    <meta:document-statistic meta:table-count="1" meta:cell-count="3232" meta:object-count="0"/>
  </office:meta>
</office:document-meta>
</file>